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L11" style:display-name="L1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ane Doe</dc:creator>
            <dc:date>2010-06-24T10:00:00</dc:date>
          </delta:change-info>
        </delta:change-transaction>
      </delta:tracked-changes>
      <text:h text:outline-level="1" text:style-name="P1">Inserted List Item and List Removal</text:h>
      <text:p text:style-name="P2">In this sample, the following list will have a new list item added at the end of it. In a subsequent version, the list will be deleted.</text:p>
      <delta:removed-content delta:removal-change-idref="D">
        <text:list text:style-name="L11">
          <text:list-item>
            <text:p text:style-name="P2"><text:span text:style-name="T1">List item 1</text:span></text:p>
          </text:list-item>
          <text:list-item>
            <text:p text:style-name="P2"><text:span text:style-name="T1">List item 2</text:span></text:p>
          </text:list-item>
          <text:list-item delta:insertion-change-idref="I" delta:insertion-type="insert-with-content">
            <text:p text:style-name="P2"><text:span text:style-name="T1">New list item</text:span></text:p>
          </text:list-item>
        </text:list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1T13:53:24</dc:date>
    <meta:creation-date>2010-07-21T15:55:02</meta:creation-date>
    <dc:creator>Tristan Mitchell</dc:creator>
  </office:meta>
</office:document-meta>
</file>